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625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0"/>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style:font-name-asian="Times New Roman1" style:font-size-asian="12pt" style:font-name-complex="Times New Roman1" style:font-size-complex="12pt" fo:background-color="#ffff00"/>
    </style:style>
    <style:style style:name="P3" style:family="paragraph" style:parent-style-name="Standard">
      <style:text-properties fo:color="#ffffff" style:font-name="Times New Roman" fo:font-size="12pt" fo:font-weight="bold" style:font-name-asian="Times New Roman1" style:font-size-asian="12pt" style:font-weight-asian="bold" style:font-name-complex="Times New Roman1" style:font-size-complex="12pt" fo:background-color="#ff0000"/>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paragraph-properties fo:break-before="pag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00"/>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fo:background-color="#ffff00"/>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fo:background-color="#ffff00"/>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fo:color="#ffffff" style:font-name="Times New Roman" fo:font-size="12pt" style:font-name-asian="Times New Roman1" style:font-size-asian="12pt" style:font-name-complex="Times New Roman1" style:font-size-complex="12pt" fo:background-color="#ff0000"/>
    </style:style>
    <style:style style:name="T9" style:family="text">
      <style:text-properties fo:color="#ffffff" style:font-name="Times New Roman" fo:font-size="12pt" fo:font-weight="bold" style:font-name-asian="Times New Roman1" style:font-size-asian="12pt" style:font-weight-asian="bold" style:font-name-complex="Times New Roman1" style:font-size-complex="12pt"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is will be an </text:span><text:span text:style-name="T3">outline</text:span><text:span text:style-name="T2"> of the </text:span><text:span text:style-name="T5">milestone 1</text:span><text:span text:style-name="T2"> submission, it will also include the rough draft of each section.</text:span></text:p>
      <text:p text:style-name="P2"/>
      <text:p text:style-name="Standard"><text:span text:style-name="T1">Contents:</text:span></text:p>
      <text:p text:style-name="P1"/>
      <text:list xml:id="list261107283" text:style-name="WWNum1">
        <text:list-item>
          <text:p text:style-name="P4"><text:span text:style-name="T1">Executive Summary.</text:span></text:p>
        </text:list-item>
        <text:list-item>
          <text:p text:style-name="P4"><text:span text:style-name="T1">Competitive Analysis</text:span></text:p>
        </text:list-item>
        <text:list-item>
          <text:p text:style-name="P4"><text:span text:style-name="T1">Data Definition</text:span></text:p>
        </text:list-item>
        <text:list-item>
          <text:p text:style-name="P4"><text:span text:style-name="T1">Overview, Scenarios, Use-Cases.</text:span></text:p>
        </text:list-item>
        <text:list-item>
          <text:p text:style-name="P4"><text:span text:style-name="T1">Initial List of High Level Functional Requirements.</text:span></text:p>
        </text:list-item>
        <text:list-item>
          <text:p text:style-name="P4"><text:span text:style-name="T1">List of Non-Functional Requirements.</text:span></text:p>
        </text:list-item>
        <text:list-item>
          <text:p text:style-name="P4"><text:span text:style-name="T1">High Level System Architecture</text:span></text:p>
        </text:list-item>
        <text:list-item>
          <text:p text:style-name="P4"><text:span text:style-name="T1">Team</text:span></text:p>
        </text:list-item>
        <text:list-item>
          <text:p text:style-name="P4"><text:span text:style-name="T1">Checklist</text:span></text:p>
        </text:list-item>
      </text:list>
      <text:p text:style-name="P1"/>
      <text:p text:style-name="Standard"><text:span text:style-name="T8">Please separate each section in this document with a new line break </text:span><text:span text:style-name="T9">ctrl-enter in some applications</text:span><text:span text:style-name="T8">. This is to help keep the document organized.</text:span></text:p>
      <text:p text:style-name="P3"/>
      <text:p text:style-name="P3"/>
      <text:p text:style-name="P1"/>
      <text:p text:style-name="P8"><text:span text:style-name="T1">Executive Summary.</text:span><text:span text:style-name="T6"> </text:span><text:span text:style-name="T4">One page.</text:span></text:p>
      <text:p text:style-name="Standard"><text:span text:style-name="T4">This will be a summary of our project and what makes it good. I will include some starting text to help grow this page. Feel free to add or make changes to what is here.</text:span></text:p>
      <text:p text:style-name="P1"/>
      <text:p text:style-name="Standard"><text:span text:style-name="T1"><text:tab/>The </text:span><text:span text:style-name="T4">[project name]</text:span><text:span text:style-name="T1"> is a Math utility designed to help aid students learning how to solve algebraic equations in the terms of a desired variable. The user enters an equation they would like to solve. If the equation is valid, the program will ask for a variable in which the equation is to be solved for or for which the equation is to be put in terms of. The equation solver will then ‘solve’ the equation, printing out each step it performs as it functions. When the solution is reached, the student will have a step by instruction on how to solve that equation. Additionally, the software can be paused at any point in the solution path to give the student the opportunity to figure out the problem on their own. This software may also solve simple systems of equations if it is needed. Tools of a similar caliber already exist on the market, but often come with one or more of three caveats. Programs either solve the equation through approximation or brute force, don’t provide the specific instructions to the user, or charge users a membership fee to view the solution. In regards to the last caveat, even those programs, which display the necessary solution, only show the raw changes in the equations. Not specifying the exact method of each step. Our project acts as a training utility. Students can enter training mode, in which the student will tell the program what the next step in solving the equation is. The program will correct any errors and then continue to the next step. Our software will run completely offline as an executable file, but more importantly, will be included as a C++ source-code library. In short, this allows other educational software designers to implement our tool as part of their own learning software.</text:span></text:p>
      <text:p text:style-name="P8"><text:span text:style-name="T1">Competitive Analysis</text:span></text:p>
      <text:p text:style-name="Standard"><text:span text:style-name="T4">Here will be a table demonstrating the advantages of competitor products vs our own. This is unfinished. We can add more competitors and more feature checks to make ourselves look better.</text:span></text:p>
      <text:p text:style-name="P1"/>
      <text:p text:style-name="P1"/>
      <table:table table:name="Table1" table:style-name="Table1">
        <table:table-column table:style-name="Table1.A" table:number-columns-repeated="3"/>
        <table:table-column table:style-name="Table1.D"/>
        <table:table-row table:style-name="Table1.1">
          <table:table-cell table:style-name="Table1.A1" office:value-type="string">
            <text:p text:style-name="P9"/>
          </table:table-cell>
          <table:table-cell table:style-name="Table1.A1" office:value-type="string">
            <text:p text:style-name="P10"><text:span text:style-name="T1">Wolfram</text:span></text:p>
          </table:table-cell>
          <table:table-cell table:style-name="Table1.A1" office:value-type="string">
            <text:p text:style-name="P10"><text:span text:style-name="T1">Symbolab</text:span></text:p>
          </table:table-cell>
          <table:table-cell table:style-name="Table1.A1" office:value-type="string">
            <text:p text:style-name="P10"><text:span text:style-name="T1">Our Product</text:span></text:p>
          </table:table-cell>
        </table:table-row>
        <table:table-row table:style-name="Table1.1">
          <table:table-cell table:style-name="Table1.A1" office:value-type="string">
            <text:p text:style-name="P10"><text:span text:style-name="T1">Step by Step Solution?</text:span></text:p>
          </table:table-cell>
          <table:table-cell table:style-name="Table1.A1" office:value-type="string">
            <text:p text:style-name="P10"><text:span text:style-name="T1">Only with premium.</text:span></text:p>
          </table:table-cell>
          <table:table-cell table:style-name="Table1.A1" office:value-type="string">
            <text:p text:style-name="P10"><text:span text:style-name="T1">Yes.</text:span></text:p>
          </table:table-cell>
          <table:table-cell table:style-name="Table1.A1" office:value-type="string">
            <text:p text:style-name="P10"><text:span text:style-name="T1">Yes.</text:span></text:p>
          </table:table-cell>
        </table:table-row>
        <table:table-row table:style-name="Table1.1">
          <table:table-cell table:style-name="Table1.A1" office:value-type="string">
            <text:p text:style-name="P10"><text:span text:style-name="T1">Can it be used offline?</text:span></text:p>
          </table:table-cell>
          <table:table-cell table:style-name="Table1.A1" office:value-type="string">
            <text:p text:style-name="P10"><text:span text:style-name="T1">Yes.</text:span></text:p>
          </table:table-cell>
          <table:table-cell table:style-name="Table1.A1" office:value-type="string">
            <text:p text:style-name="P10"><text:span text:style-name="T1">No.</text:span></text:p>
          </table:table-cell>
          <table:table-cell table:style-name="Table1.A1" office:value-type="string">
            <text:p text:style-name="P10"><text:span text:style-name="T1">Yes.</text:span></text:p>
          </table:table-cell>
        </table:table-row>
        <table:table-row table:style-name="Table1.1">
          <table:table-cell table:style-name="Table1.A1" office:value-type="string">
            <text:p text:style-name="P10"><text:span text:style-name="T1">Can it be worked into other softwares?</text:span></text:p>
          </table:table-cell>
          <table:table-cell table:style-name="Table1.A1" office:value-type="string">
            <text:p text:style-name="P10"><text:span text:style-name="T1">Yes.</text:span></text:p>
          </table:table-cell>
          <table:table-cell table:style-name="Table1.A1" office:value-type="string">
            <text:p text:style-name="P10"><text:span text:style-name="T1">No.</text:span></text:p>
          </table:table-cell>
          <table:table-cell table:style-name="Table1.A1" office:value-type="string">
            <text:p text:style-name="P10"><text:span text:style-name="T1">Yes.</text:span></text:p>
          </table:table-cell>
        </table:table-row>
      </table:table>
      <text:p text:style-name="P1"/>
      <text:p text:style-name="P1"/>
      <text:p text:style-name="P8"><text:span text:style-name="T1">Data Definition</text:span></text:p>
      <text:p text:style-name="Standard"><text:span text:style-name="T4">Dictionary and important terms/phrases.</text:span></text:p>
      <text:p text:style-name="P1"/>
      <text:p text:style-name="Standard"><text:span text:style-name="T1">Algebra - The expression of problems as math equations. </text:span></text:p>
      <text:p text:style-name="Standard"><text:span text:style-name="T1">Linear Equation - Equation in terms of one variable with only a coefficient and constant.</text:span></text:p>
      <text:p text:style-name="Standard"><text:span text:style-name="T1">Variable - An placeholder for numeric data, to be filled in by the user or solved by the program’s algorithm.</text:span></text:p>
      <text:p text:style-name="Standard"><text:span text:style-name="T1">Software Library - A set of code designed to be incorporated into and compiled with a user software.</text:span></text:p>
      <text:p text:style-name="Standard"><text:span text:style-name="T1">Command line - A developer-focused application that can be used to execute programs whilst providing a syntax to provide those same programs with parameters and options.</text:span></text:p>
      <text:p text:style-name="Standard"><text:span text:style-name="T1">Etc - add more definitions as needed.</text:span></text:p>
      <text:p text:style-name="P8"><text:span text:style-name="T1">Overview, scenarios, and use-cases.</text:span></text:p>
      <text:p text:style-name="Standard"><text:span text:style-name="T4">Tell a story / set of steps regarding the usage of our software</text:span></text:p>
      <text:p text:style-name="P1"/>
      <text:p text:style-name="Standard"><text:span text:style-name="T1">IE little jimmy jimmy used our software to get an A, Albanian software company uses our library to design an education software for their schools, etc. etc. Maybe some specific descriptions about ideal uses. Ie steps to use it (click this type that).</text:span></text:p>
      <text:p text:style-name="P1"/>
      <text:p text:style-name="Standard"><text:span text:style-name="T1">The tool can be used to quickly compute linear equations, through a high-level interface. Developers specifically can take advantage of this; by embedding it into the terminal as a command, it is easily and quickly accessible. Additionally, the code can also be used as a library: If a developer needs a simple and efficient library to compute and solve for linear equations, he or she can import the code onto their project(s), and make use of the simple API provided. There are two main ways in which the project can be used:</text:span></text:p>
      <text:p text:style-name="P1"/>
      <text:list xml:id="list493245310" text:style-name="WWNum3">
        <text:list-item>
          <text:p text:style-name="P11"><text:span text:style-name="T1">The developer makes use of it as a library: By importing the C++ code as a library to their project(s), developers can take advantage of the preexisting code written in this project. Using a simple and comprehensive API, they can proceed to use it to solve linear equations as an embedded system. After importing the library, the developer can have access to the methods and functions, which he or she can then invoke and compose to accomplish his or her goals.</text:span></text:p>
        </text:list-item>
        <text:list-item>
          <text:p text:style-name="P11"><text:span text:style-name="T1">The program can be invoked from the command line: By executing a specific command on the command line, developers or consumers can quickly gain access to the tool. Using the interactive menu, the consumer can choose from a list of useful options and decide what operation they would like to perform, be it solving linear equations or creating a simple visual graph.</text:span></text:p>
        </text:list-item>
      </text:list>
      <text:p text:style-name="P1"/>
      <text:p text:style-name="P1"/>
      <text:p text:style-name="P8"><text:span text:style-name="T1">Initial list of high-level requirements.</text:span></text:p>
      <text:p text:style-name="Standard"><text:span text:style-name="T4">Numbered list of required functionality of 4-5 line desc.</text:span></text:p>
      <text:p text:style-name="P1"/>
      <text:list xml:id="list3467705324" text:style-name="WWNum2">
        <text:list-item>
          <text:p text:style-name="P5"><text:span text:style-name="T1">Set usage functionality (linear equation, system of equations, etc)</text:span></text:p>
        </text:list-item>
      </text:list>
      <text:p text:style-name="P12"><text:span text:style-name="T1">This will be performed by doing (). It will appear as () to the user. They will (). Etc.</text:span></text:p>
      <text:list xml:id="list40655815583030" text:continue-numbering="true" text:style-name="WWNum2">
        <text:list-item>
          <text:p text:style-name="P5"><text:span text:style-name="T1">Enter equation.</text:span></text:p>
        </text:list-item>
      </text:list>
      <text:p text:style-name="P12"><text:span text:style-name="T1">Done by typing equations and defining vars, performed by doing (), or by (). Includes the option of (). Autofill new equation option etc. etc.</text:span></text:p>
      <text:list xml:id="list40654879702040" text:continue-numbering="true" text:style-name="WWNum2">
        <text:list-item>
          <text:p text:style-name="P5"><text:span text:style-name="T1">Solve mode.</text:span></text:p>
        </text:list-item>
      </text:list>
      <text:p text:style-name="P12"><text:span text:style-name="T1">Solve fast, solve slow, against the computer, timer, etc. etc.</text:span></text:p>
      <text:list xml:id="list40654102300346" text:continue-numbering="true" text:style-name="WWNum2">
        <text:list-item>
          <text:p text:style-name="P5"><text:span text:style-name="T1">Maybe more stuff added here. And beyond.</text:span></text:p>
        </text:list-item>
      </text:list>
      <text:p text:style-name="P1"/>
      <text:p text:style-name="P8"><text:span text:style-name="T1">List of non-functional requirements.</text:span></text:p>
      <text:p text:style-name="Standard"><text:span text:style-name="T4">Self explanatory, like func requirements.</text:span></text:p>
      <text:p text:style-name="P1"/>
      <text:list xml:id="list2224356709" text:style-name="WWNum4">
        <text:list-item>
          <text:p text:style-name="P6"><text:span text:style-name="T1">Performance</text:span></text:p>
        </text:list-item>
      </text:list>
      <text:p text:style-name="P12"><text:span text:style-name="T1">Fast must be fast</text:span></text:p>
      <text:list xml:id="list40656064537098" text:continue-numbering="true" text:style-name="WWNum4">
        <text:list-item>
          <text:p text:style-name="P6"><text:span text:style-name="T1">Library</text:span></text:p>
        </text:list-item>
      </text:list>
      <text:p text:style-name="P12"><text:span text:style-name="T1">Usable as a library.</text:span></text:p>
      <text:list xml:id="list40654624478937" text:continue-numbering="true" text:style-name="WWNum4">
        <text:list-item>
          <text:p text:style-name="P6"><text:span text:style-name="T1">Desktop compatible</text:span></text:p>
        </text:list-item>
        <text:list-item>
          <text:p text:style-name="P6"><text:span text:style-name="T1">Other stuffs</text:span></text:p>
        </text:list-item>
      </text:list>
      <text:p text:style-name="P1"/>
      <text:p text:style-name="P8"><text:span text:style-name="T1">Team</text:span></text:p>
      <text:p text:style-name="P1"/>
      <text:p text:style-name="Standard"><text:span text:style-name="T1">Scrum Master</text:span></text:p>
      <text:p text:style-name="Standard"><text:span text:style-name="T1"><text:tab/>Name</text:span></text:p>
      <text:p text:style-name="Standard"><text:span text:style-name="T1">Product Owner</text:span></text:p>
      <text:p text:style-name="Standard"><text:span text:style-name="T1"><text:tab/>Yurixander Ricardo Silva</text:span></text:p>
      <text:p text:style-name="Standard"><text:span text:style-name="T1">Developers</text:span></text:p>
      <text:p text:style-name="Standard"><text:span text:style-name="T1"><text:tab/>Names</text:span></text:p>
      <text:p text:style-name="P1"/>
      <text:p text:style-name="P8"><text:span text:style-name="T1">Checklist</text:span></text:p>
      <text:p text:style-name="Standard"><text:span text:style-name="T4">Copied from milestone assignment</text:span></text:p>
      <text:p text:style-name="P1"/>
      <text:list xml:id="list790400466" text:style-name="WWNum5">
        <text:list-item>
          <text:p text:style-name="P7"><text:span text:style-name="T1"><text:s/>Team decided on basic means of communications </text:span></text:p>
        </text:list-item>
        <text:list-item>
          <text:p text:style-name="P7"><text:span text:style-name="T1"><text:s/>Team found a time slot to meet outside of the class</text:span></text:p>
        </text:list-item>
        <text:list-item>
          <text:p text:style-name="P7"><text:span text:style-name="T1"><text:s/>Front and back end team leads chosen</text:span></text:p>
        </text:list-item>
        <text:list-item>
          <text:p text:style-name="P7"><text:span text:style-name="T1"><text:s/>Github master chosen</text:span></text:p>
        </text:list-item>
        <text:list-item>
          <text:p text:style-name="P7"><text:span text:style-name="T1"><text:s/>Team ready and able to use the chosen back and front-end frameworks</text:span></text:p>
        </text:list-item>
        <text:list-item>
          <text:p text:style-name="P7"><text:span text:style-name="T1"><text:s/>Skills of each team member defined and known to all</text:span></text:p>
        </text:list-item>
        <text:list-item>
          <text:p text:style-name="P7"><text:span text:style-name="T1"><text:s/>Team <text:s/>lead <text:s/>ensured <text:s/>that <text:s/>all <text:s/>team <text:s/>members <text:s/>read <text:s/>the <text:s/>final <text:s/>M1 <text:s/>and agree/understand it <text:s/>before submission</text:span></text:p>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9" meta:paragraph-count="79" meta:word-count="1093" meta:character-count="6339" meta:non-whitespace-character-count="5326"/>
    <meta:generator>LibreOfficeDev/6.0.5.2$Linux_X86_64 LibreOffice_project/</meta:generator>
  </office:meta>
</office:document-meta>
</file>